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905cm" table:align="left"/>
    </style:style>
    <style:style style:name="Tabla1.A" style:family="table-column">
      <style:table-column-properties style:column-width="2.411cm"/>
    </style:style>
    <style:style style:name="Tabla1.B" style:family="table-column">
      <style:table-column-properties style:column-width="1.792cm"/>
    </style:style>
    <style:style style:name="Tabla1.C" style:family="table-column">
      <style:table-column-properties style:column-width="2.088cm"/>
    </style:style>
    <style:style style:name="Tabla1.D" style:family="table-column">
      <style:table-column-properties style:column-width="1.117cm"/>
    </style:style>
    <style:style style:name="Tabla1.E" style:family="table-column">
      <style:table-column-properties style:column-width="1.794cm"/>
    </style:style>
    <style:style style:name="Tabla1.F" style:family="table-column">
      <style:table-column-properties style:column-width="3.498cm"/>
    </style:style>
    <style:style style:name="Tabla1.G" style:family="table-column">
      <style:table-column-properties style:column-width="0.794cm"/>
    </style:style>
    <style:style style:name="Tabla1.I" style:family="table-column">
      <style:table-column-properties style:column-width="0.706cm"/>
    </style:style>
    <style:style style:name="Tabla1.J" style:family="table-column">
      <style:table-column-properties style:column-width="0.912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1177" officeooo:paragraph-rsid="000f1177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0f1177" officeooo:paragraph-rsid="000f1177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430a4" officeooo:paragraph-rsid="001430a4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f1177" officeooo:paragraph-rsid="000f1177" style:font-size-asian="11pt" style:font-size-complex="11pt"/>
    </style:style>
    <style:style style:name="P5" style:family="paragraph" style:parent-style-name="Standard" style:list-style-name="L1">
      <style:text-properties fo:font-size="11pt" officeooo:rsid="000f1177" officeooo:paragraph-rsid="000f1177" style:font-size-asian="11pt" style:font-size-complex="11pt"/>
    </style:style>
    <style:style style:name="P6" style:family="paragraph" style:parent-style-name="Standard" style:list-style-name="L2">
      <style:text-properties fo:font-size="11pt" officeooo:rsid="000f1177" officeooo:paragraph-rsid="000f1177" style:font-size-asian="11pt" style:font-size-complex="11pt"/>
    </style:style>
    <style:style style:name="P7" style:family="paragraph" style:parent-style-name="Standard" style:list-style-name="L3">
      <style:text-properties fo:font-size="11pt" officeooo:rsid="000f1177" officeooo:paragraph-rsid="000f1177" style:font-size-asian="11pt" style:font-size-complex="11pt"/>
    </style:style>
    <style:style style:name="P8" style:family="paragraph" style:parent-style-name="Standard" style:list-style-name="L4">
      <style:text-properties fo:font-size="11pt" officeooo:rsid="000f1177" officeooo:paragraph-rsid="000f1177" style:font-size-asian="11pt" style:font-size-complex="11pt"/>
    </style:style>
    <style:style style:name="P9" style:family="paragraph" style:parent-style-name="Standard">
      <style:text-properties fo:font-size="11pt" officeooo:rsid="000f1177" officeooo:paragraph-rsid="0019ea3c" style:font-size-asian="11pt" style:font-size-complex="11pt"/>
    </style:style>
    <style:style style:name="P10" style:family="paragraph" style:parent-style-name="Standard">
      <style:text-properties fo:font-size="11pt" officeooo:rsid="000f1177" officeooo:paragraph-rsid="001cea92" style:font-size-asian="11pt" style:font-size-complex="11pt"/>
    </style:style>
    <style:style style:name="P11" style:family="paragraph" style:parent-style-name="Standard">
      <style:text-properties fo:font-size="11pt" officeooo:rsid="001430a4" officeooo:paragraph-rsid="001430a4" style:font-size-asian="11pt" style:font-size-complex="11pt"/>
    </style:style>
    <style:style style:name="P12" style:family="paragraph" style:parent-style-name="Standard" style:list-style-name="L5">
      <style:text-properties fo:font-size="11pt" officeooo:rsid="001430a4" officeooo:paragraph-rsid="001430a4" style:font-size-asian="11pt" style:font-size-complex="11pt"/>
    </style:style>
    <style:style style:name="P13" style:family="paragraph" style:parent-style-name="Standard" style:list-style-name="L6">
      <style:text-properties fo:font-size="11pt" officeooo:rsid="001430a4" officeooo:paragraph-rsid="001430a4" style:font-size-asian="11pt" style:font-size-complex="11pt"/>
    </style:style>
    <style:style style:name="P14" style:family="paragraph" style:parent-style-name="Standard" style:list-style-name="L7">
      <style:text-properties fo:font-size="11pt" officeooo:rsid="001430a4" officeooo:paragraph-rsid="001430a4" style:font-size-asian="11pt" style:font-size-complex="11pt"/>
    </style:style>
    <style:style style:name="P15" style:family="paragraph" style:parent-style-name="Standard">
      <style:text-properties fo:font-size="11pt" officeooo:rsid="0019ea3c" officeooo:paragraph-rsid="0019ea3c" style:font-size-asian="11pt" style:font-size-complex="11pt"/>
    </style:style>
    <style:style style:name="P16" style:family="paragraph" style:parent-style-name="Standard">
      <style:text-properties fo:font-size="11pt" officeooo:rsid="0019ea3c" officeooo:paragraph-rsid="001cea92" style:font-size-asian="11pt" style:font-size-complex="11pt"/>
    </style:style>
    <style:style style:name="P17" style:family="paragraph" style:parent-style-name="Standard">
      <style:text-properties fo:font-size="11pt" officeooo:rsid="0015c97b" officeooo:paragraph-rsid="0015c97b" style:font-size-asian="11pt" style:font-size-complex="11pt"/>
    </style:style>
    <style:style style:name="P18" style:family="paragraph" style:parent-style-name="Standard" style:list-style-name="L2">
      <style:text-properties fo:font-size="11pt" officeooo:rsid="001d7065" officeooo:paragraph-rsid="001d7065" style:font-size-asian="11pt" style:font-size-complex="11pt"/>
    </style:style>
    <style:style style:name="P19" style:family="paragraph" style:parent-style-name="Standard">
      <style:text-properties fo:font-size="11pt" officeooo:rsid="001d7065" officeooo:paragraph-rsid="001d7065" style:font-size-asian="11pt" style:font-size-complex="11pt"/>
    </style:style>
    <style:style style:name="P20" style:family="paragraph" style:parent-style-name="Standard" style:list-style-name="L2">
      <style:text-properties fo:font-size="11pt" officeooo:rsid="001e6551" officeooo:paragraph-rsid="001e6551" style:font-size-asian="11pt" style:font-size-complex="11pt"/>
    </style:style>
    <style:style style:name="P21" style:family="paragraph" style:parent-style-name="Standard">
      <style:text-properties fo:font-size="11pt" style:text-underline-style="none" fo:font-weight="bold" officeooo:rsid="000f1177" officeooo:paragraph-rsid="000f1177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style:text-underline-style="solid" style:text-underline-width="auto" style:text-underline-color="font-color" officeooo:rsid="000f1177" officeooo:paragraph-rsid="000f1177" style:font-size-asian="11pt" style:font-size-complex="11pt"/>
    </style:style>
    <style:style style:name="P23" style:family="paragraph" style:parent-style-name="Standard">
      <style:text-properties fo:font-size="11pt" style:text-underline-style="solid" style:text-underline-width="auto" style:text-underline-color="font-color" officeooo:rsid="001430a4" officeooo:paragraph-rsid="001430a4" style:font-size-asian="11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fo:font-weight="bold" officeooo:rsid="0015c97b" officeooo:paragraph-rsid="0015c97b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fo:font-size="11pt" officeooo:rsid="000f1177" officeooo:paragraph-rsid="000f1177" style:font-size-asian="11pt" style:font-size-complex="11pt"/>
    </style:style>
    <style:style style:name="P26" style:family="paragraph" style:parent-style-name="Table_20_Contents">
      <style:text-properties fo:font-size="11pt" officeooo:rsid="001782b8" officeooo:paragraph-rsid="001782b8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1782b8" officeooo:paragraph-rsid="001782b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text-properties fo:font-size="11pt" officeooo:rsid="00196a0d" officeooo:paragraph-rsid="00196a0d" style:font-size-asian="11pt" style:font-size-complex="11pt"/>
    </style:style>
    <style:style style:name="P30" style:family="paragraph" style:parent-style-name="Table_20_Contents">
      <style:text-properties fo:font-size="11pt" officeooo:rsid="00196a0d" officeooo:paragraph-rsid="001b89e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196a0d" officeooo:paragraph-rsid="00196a0d" style:font-size-asian="11pt" style:font-size-complex="11pt"/>
    </style:style>
    <style:style style:name="P32" style:family="paragraph" style:parent-style-name="Header">
      <style:paragraph-properties fo:text-align="end" style:justify-single-word="false"/>
      <style:text-properties officeooo:rsid="001aa546" officeooo:paragraph-rsid="001aa546"/>
    </style:style>
    <style:style style:name="P33" style:family="paragraph" style:parent-style-name="Footer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officeooo:rsid="0014eff5" style:font-weight-asian="normal" style:font-weight-complex="normal"/>
    </style:style>
    <style:style style:name="T3" style:family="text">
      <style:text-properties officeooo:rsid="0019ea3c"/>
    </style:style>
    <style:style style:name="T4" style:family="text">
      <style:text-properties officeooo:rsid="001cea92"/>
    </style:style>
    <style:style style:name="T5" style:family="text">
      <style:text-properties officeooo:rsid="001ed770"/>
    </style:style>
    <style:style style:name="T6" style:family="text">
      <style:text-properties officeooo:rsid="001ee4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O ENTROPICO</text:p>
      <text:p text:style-name="P4"/>
      <text:p text:style-name="P4">Está formado por:</text:p>
      <text:list xml:id="list9110674019754020610" text:style-name="L1">
        <text:list-item>
          <text:p text:style-name="P5">Modulin regulador entropico</text:p>
        </text:list-item>
        <text:list-item>
          <text:p text:style-name="P5">Modulin entropometro</text:p>
        </text:list-item>
        <text:list-item>
          <text:p text:style-name="P5">Modulin tarificador</text:p>
        </text:list-item>
        <text:list-item>
          <text:p text:style-name="P5">Modulin medidor</text:p>
        </text:list-item>
        <text:list-item>
          <text:p text:style-name="P5">Modulin medidor entropico (tiene submedidores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submedidor1 tarifa1</text:p>
                                            </text:list-item>
                                            <text:list-item>
                                              <text:p text:style-name="P5">submedidor2 tarifa2</text:p>
                                            </text:list-item>
                                            <text:list-item>
                                              <text:p text:style-name="P5">submedidor0 tarifa porcentual</text:p>
                                              <text:p text:style-name="P5"><text:s text:c="29"/>submedidor clase1</text:p>
                                              <text:p text:style-name="P5"><text:s text:c="29"/>submedidor clase 2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Tabla entropica</text:p>
        </text:list-item>
        <text:list-item>
          <text:p text:style-name="P5">Algoritmo tarificador</text:p>
        </text:list-item>
      </text:list>
      <text:p text:style-name="P4"/>
      <text:p text:style-name="P4"/>
      <text:p text:style-name="P21">Modulin regulador entropico</text:p>
      <text:p text:style-name="P21"/>
      <text:p text:style-name="P4"><text:span text:style-name="T1">FK_reguladorentropico</text:span> ( va cosida al hilo de una TPS(flujometro))</text:p>
      <text:list xml:id="list3948443160993370522" text:style-name="L2">
        <text:list-item>
          <text:p text:style-name="P6">Miran el algoritmo y hacen lo que hay en el algoritmo</text:p>
          <text:list>
            <text:list-item>
              <text:p text:style-name="P6">Crea TPA <text:span text:style-name="T4">(</text:span>error<text:span text:style-name="T4">)</text:span></text:p>
            </text:list-item>
            <text:list-item>
              <text:p text:style-name="P6">Escribe en tcaso regulador entropico</text:p>
            </text:list-item>
            <text:list-item>
              <text:p text:style-name="P6">Crea caso en tcaso historico regulador entropico</text:p>
            </text:list-item>
            <text:list-item>
              <text:p text:style-name="P6">Escribe en tcaso tarifa (resetea)</text:p>
            </text:list-item>
            <text:list-item>
              <text:p text:style-name="P6">Crea caso en tcaso historico tarifa</text:p>
            </text:list-item>
          </text:list>
        </text:list-item>
        <text:list-item>
          <text:p text:style-name="P18">Lee de la tabla entropica el valor de los tdatos (disipador, ACS, caldera y otro) del tcaso regulador entroipico.</text:p>
        </text:list-item>
        <text:list-item>
          <text:p text:style-name="P18">Busca en el algoritmo identificador-16 ( o en algoritmo identificador-32 si hay valor P), cual es el algoritmo que cumple y coge la accion a realizar:</text:p>
          <text:list>
            <text:list-item>
              <text:p text:style-name="P18">Si en accion pone error = crea tpa en tcaso tpa</text:p>
            </text:list-item>
            <text:list-item>
              <text:p text:style-name="P18">Si en accion no pone error, ni porcentual ni nada = crea caso en tcaso historico tarifa y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8"><text:s text:c="30"/>escribe en tcaso tarifa (resetea)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Si en accion pone porcentual = crea caso en tcaso historico tarifa porcentual y</text:p>
            </text:list-item>
          </text:list>
          <text:p text:style-name="P18"><text:tab/><text:tab/><text:tab/><text:tab/> <text:s text:c="5"/>escribe en tcaso tarifa porcentual. <text:tab/> <text:s text:c="8"/><text:tab/><text:tab/><text:tab/><text:tab/> <text:tab/><text:tab/><text:tab/> <text:s text:c="5"/>Llama a FK_entropiatarifaporcentual</text:p>
          <text:list text:continue-numbering="true">
            <text:list-header>
              <text:p text:style-name="P18"/>
            </text:list-header>
            <text:list-item>
              <text:p text:style-name="P18">Crea caso tcaso historico regulador entropico</text:p>
            </text:list-item>
            <text:list-item>
              <text:p text:style-name="P20">Escribe en tcaso regulador entropico.</text:p>
            </text:list-item>
          </text:list>
        </text:list-item>
      </text:list>
      <text:p text:style-name="P19"/>
      <text:p text:style-name="P4"/>
      <text:p text:style-name="P2">Modulin entropometro</text:p>
      <text:p text:style-name="P2"/>
      <text:p text:style-name="P22">FK_comprobacion</text:p>
      <text:list xml:id="list7849433856825107071" text:style-name="L3">
        <text:list-item>
          <text:p text:style-name="P7">Coge los valores de los tdatos (A, S, C y P) de los tcasos entropometros y con ellos cañcula</text:p>
          <text:list>
            <text:list-item>
              <text:p text:style-name="P7">S+C+P = V</text:p>
            </text:list-item>
            <text:list-item>
              <text:p text:style-name="P7">A-V=W</text:p>
            </text:list-item>
            <text:list-item>
              <text:p text:style-name="P7">Mira si W es +- Q1; no: OK <text:tab/>si: TPA <text:tab/>Q1 es como un rango +-</text:p>
            </text:list-item>
            <text:list-item>
              <text:p text:style-name="P7">“A” debe ser igual que S+C+P → Rango tolerancia</text:p>
              <text:p text:style-name="P7"/>
            </text:list-item>
          </text:list>
        </text:list-item>
      </text:list>
      <text:p text:style-name="P4"><text:soft-page-break/><text:span text:style-name="T1">FK_medidores </text:span>(1 fk por medidor)</text:p>
      <text:list xml:id="list6313080551368808145" text:style-name="L4">
        <text:list-item>
          <text:p text:style-name="P8">Estas escriben en el tcaso entropometro correspondiente al medidor ‘x’ (como en módulo medidor)</text:p>
        </text:list-item>
      </text:list>
      <text:p text:style-name="P4"/>
      <text:p text:style-name="P16"/>
      <text:p text:style-name="P10"><text:span text:style-name="T1">FK_entropias</text:span> (10’, 60’, 1 dia, 1 mes, 1 año, n)</text:p>
      <text:p text:style-name="P10">Esta fk es una tarea de una anotacion cada ‘x’ tiempo</text:p>
      <text:p text:style-name="P10">Operativa idem modulo medidores. Coge del tcaso entropicogeneral el valor del medidor ‘x’ y coge del tcaso entropia correspondiente a la tarea el valor. Calcula la resta entre ambos valores y calcula el porcentaje.</text:p>
      <text:p text:style-name="P10">Con esto crea caso en tcaso historico entropia correspondiente y resetea el tcaso entropia.</text:p>
      <text:p text:style-name="P10"/>
      <text:p text:style-name="P23">FK_entropiatarifaporcentual<text:span text:style-name="T4">1'</text:span></text:p>
      <text:p text:style-name="P11">Cada 1’ se llama, podria ser una anotacion o un temporizador, si es cada minuto normalmente será un temporizador)</text:p>
      <text:list xml:id="list7822566004255795600" text:style-name="L5">
        <text:list-item>
          <text:p text:style-name="P12">Coge los valores A, S, C y P del tcaso entropico general y hace formula</text:p>
          <text:list>
            <text:list-item>
              <text:p text:style-name="P12">S+P=T</text:p>
            </text:list-item>
            <text:list-item>
              <text:p text:style-name="P12">T+C=100%</text:p>
            </text:list-item>
            <text:list-item>
              <text:p text:style-name="P12">T=% y C=%</text:p>
            </text:list-item>
            <text:list-item>
              <text:p text:style-name="P12">Si no hay P (solo ACS): S+C=100%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 text:c="3"/>S= % y c=%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/text:p>
      <text:p text:style-name="P11"><text:tab/>Condicion mutante: ** para tipo tarifa porcentual, operativa similar a TPCM mutante</text:p>
      <text:p text:style-name="P11"><text:tab/><text:tab/><text:tab/><text:tab/>% &gt; Q1 &lt;= Q2 <text:tab/>clase P1 (tipo1)</text:p>
      <text:p text:style-name="P11"><text:tab/><text:tab/><text:tab/><text:tab/>% &gt; Q2 &lt;= Q3 <text:tab/>clase P2 (tipo2)</text:p>
      <text:p text:style-name="P11"><text:tab/><text:tab/><text:tab/><text:tab/>etc</text:p>
      <text:list xml:id="list977978598656824240" text:style-name="L6">
        <text:list-item>
          <text:p text:style-name="P13">Con el valor calculado, va al algoritmo tarifa porcentual (condicion mutante) y crea caso con el valor que salga y borras el anterior. Si cambia de clase, crea historico (no crea historico con cambio de valor)</text:p>
        </text:list-item>
      </text:list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column table:style-name="Tabla1.I"/>
        <table:table-column table:style-name="Tabla1.J"/>
        <table:table-row>
          <table:table-cell table:style-name="Tabla1.A1" table:number-columns-spanned="10" office:value-type="string">
            <text:p text:style-name="P26">ALGORITMO IDENTIFICADOR 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7">DISIPADOR</text:p>
          </table:table-cell>
          <table:table-cell table:style-name="Tabla1.A2" office:value-type="string">
            <text:p text:style-name="P27">SOLAR</text:p>
          </table:table-cell>
          <table:table-cell table:style-name="Tabla1.A2" office:value-type="string">
            <text:p text:style-name="P27">CALDERA</text:p>
          </table:table-cell>
          <table:table-cell table:style-name="Tabla1.A2" office:value-type="string">
            <text:p text:style-name="P27">ACS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7">D</text:p>
          </table:table-cell>
          <table:table-cell table:style-name="Tabla1.A2" office:value-type="string">
            <text:p text:style-name="P27">S</text:p>
          </table:table-cell>
          <table:table-cell table:style-name="Tabla1.A2" office:value-type="string">
            <text:p text:style-name="P27">C</text:p>
          </table:table-cell>
          <table:table-cell table:style-name="Tabla1.J2" office:value-type="string">
            <text:p text:style-name="P27">A</text:p>
          </table:table-cell>
        </table:table-row>
        <table:table-row>
          <table:table-cell table:style-name="Tabla1.A2" office:value-type="string">
            <text:p text:style-name="P27">1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PLANA</text:p>
          </table:table-cell>
          <table:table-cell table:style-name="Tabla1.A2" office:value-type="string">
            <text:p text:style-name="P29">¿ERROR?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0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1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C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ERROR</text:p>
          </table:table-cell>
          <table:table-cell table:style-name="Tabla1.A2" office:value-type="string">
            <text:p text:style-name="P29">ERROR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C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1</text:p>
          </table:table-cell>
          <table:table-cell table:style-name="Tabla1.A2" office:value-type="string">
            <text:p text:style-name="P27">S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ERROR</text:p>
          </table:table-cell>
          <table:table-cell table:style-name="Tabla1.A2" office:value-type="string">
            <text:p text:style-name="P29">PLANA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S</text:p>
          </table:table-cell>
          <table:table-cell table:style-name="Tabla1.A2" office:value-type="string">
            <text:p text:style-name="P31">0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1</text:p>
          </table:table-cell>
          <table:table-cell table:style-name="Tabla1.A2" office:value-type="string">
            <text:p text:style-name="P27">S</text:p>
          </table:table-cell>
          <table:table-cell table:style-name="Tabla1.A2" office:value-type="string">
            <text:p text:style-name="P27">C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ERROR</text:p>
          </table:table-cell>
          <table:table-cell table:style-name="Tabla1.A2" office:value-type="string">
            <text:p text:style-name="P29">ERROR</text:p>
          </table:table-cell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>S</text:p>
          </table:table-cell>
          <table:table-cell table:style-name="Tabla1.A2" office:value-type="string">
            <text:p text:style-name="P31">C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NADA*</text:p>
          </table:table-cell>
          <table:table-cell table:style-name="Tabla1.A2" office:value-type="string">
            <text:p text:style-name="P29">ERROR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0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C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6">ERROR</text:p>
          </table:table-cell>
          <table:table-cell table:style-name="Tabla1.A2" office:value-type="string">
            <text:p text:style-name="P29">PUNTA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C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S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9">ERROR</text:p>
          </table:table-cell>
          <table:table-cell table:style-name="Tabla1.A2" office:value-type="string">
            <text:p text:style-name="P29">VALLE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S</text:p>
          </table:table-cell>
          <table:table-cell table:style-name="Tabla1.A2" office:value-type="string">
            <text:p text:style-name="P31">0</text:p>
          </table:table-cell>
          <table:table-cell table:style-name="Tabla1.J2" office:value-type="string">
            <text:p text:style-name="P31">1</text:p>
          </table:table-cell>
        </table:table-row>
        <table:table-row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S</text:p>
          </table:table-cell>
          <table:table-cell table:style-name="Tabla1.A2" office:value-type="string">
            <text:p text:style-name="P27">C</text:p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9">ERROR </text:p>
          </table:table-cell>
          <table:table-cell table:style-name="Tabla1.A2" office:value-type="string">
            <text:p text:style-name="P30">PORCENTUAL **</text:p>
          </table:table-cell>
          <table:table-cell table:style-name="Tabla1.A2" office:value-type="string">
            <text:p text:style-name="P31">0</text:p>
          </table:table-cell>
          <table:table-cell table:style-name="Tabla1.A2" office:value-type="string">
            <text:p text:style-name="P31">S</text:p>
          </table:table-cell>
          <table:table-cell table:style-name="Tabla1.A2" office:value-type="string">
            <text:p text:style-name="P31">C</text:p>
          </table:table-cell>
          <table:table-cell table:style-name="Tabla1.J2" office:value-type="string">
            <text:p text:style-name="P31">1</text:p>
          </table:table-cell>
        </table:table-row>
      </table:table>
      <text:p text:style-name="P11"/>
      <text:p text:style-name="P4"><text:span text:style-name="T3">(</text:span>*<text:span text:style-name="T3">) Mantiene la tarifa que haya</text:span></text:p>
      <text:p text:style-name="P15">(**) Se establecerán varios niveles de Normal, en función del porcentaje de . Cuando encuentra esta va al tcaso Entropia 10' o 60 o .. y en función de lo que encuentre el porcentaje % <text:s/>de grabación , asi establece la tarifa.</text:p>
      <text:p text:style-name="P9"/>
      <text:p text:style-name="P9"/>
      <text:p text:style-name="P4"/>
      <text:p text:style-name="P3"><text:soft-page-break/>Modulin tarificador <text:span text:style-name="T2">(cesta)</text:span></text:p>
      <text:p text:style-name="P3"/>
      <text:p text:style-name="P23">FK_motortarifa</text:p>
      <text:list xml:id="list7153435113054430091" text:style-name="L7">
        <text:list-item>
          <text:p text:style-name="P14"><text:span text:style-name="T4">Actúa</text:span> sobre el tcaso tarifa y muestra lo que hay, cuando hay tarifa porcentual y si tiene modulo porcentual actual la FK_tarifaporcentual que mira el tcaso tarifa porcentual y muestra clase y valor.</text:p>
        </text:list-item>
      </text:list>
      <text:p text:style-name="P11"/>
      <text:p text:style-name="P11"/>
      <text:p text:style-name="P24">Motor medidores entropicos</text:p>
      <text:p text:style-name="P17">En lugar de un motor será una fk que se la llamará cuando cambia la tarifa</text:p>
      <text:p text:style-name="P17">Va a la tabla entropica al tcaso tarifa <text:span text:style-name="T5">y mira que tarifa hay (si es porcentual mira la clase) y con lo que encuentra va a la tabla medidoresentropicos si es lo mismo que en esta, en el tcaso medidor (1 tcaso por medidor)</text:span></text:p>
      <text:p text:style-name="P17"><text:s/><text:span text:style-name="T5">SI: vuelve a leer</text:span></text:p>
      <text:p text:style-name="P17"><text:s/><text:span text:style-name="T5">NO: cierra los casos de la tabla medidores entropicos, es decir:</text:span></text:p>
      <text:p text:style-name="P17"><text:tab/>- <text:span text:style-name="T6">Crea el historico correspondiente (valores actuales + fecha fin)</text:span></text:p>
      <text:p text:style-name="P17"><text:tab/>- <text:span text:style-name="T6">Resetea con 0 y nueva tarifa en los tcasos medidores.</text:span></text:p>
      <text:p text:style-name="P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a546" officeooo:paragraph-rsid="001aa546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06/04/2015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1:56:56.032072798</meta:creation-date>
    <dc:date>2018-11-07T10:57:45.084313203</dc:date>
    <meta:editing-duration>PT1H15M41S</meta:editing-duration>
    <meta:editing-cycles>18</meta:editing-cycles>
    <meta:generator>LibreOffice/4.2.8.2$Linux_x86 LibreOffice_project/420m0$Build-2</meta:generator>
    <meta:document-statistic meta:table-count="1" meta:image-count="0" meta:object-count="0" meta:page-count="4" meta:paragraph-count="163" meta:word-count="772" meta:character-count="4110" meta:non-whitespace-character-count="3391"/>
  </office:meta>
</office:document-meta>
</file>